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0" style:family="paragraph" style:parent-style-name="Text_20_body">
      <style:text-properties officeooo:paragraph-rsid="01512302"/>
    </style:style>
    <style:style style:name="P11" style:family="paragraph" style:parent-style-name="Text_20_body">
      <style:text-properties officeooo:rsid="016bab82" officeooo:paragraph-rsid="016bab82"/>
    </style:style>
    <style:style style:name="P12" style:family="paragraph" style:parent-style-name="Code">
      <style:text-properties fo:color="#ce181e" fo:font-weight="bold" style:font-weight-asian="bold" style:font-weight-complex="bold"/>
    </style:style>
    <style:style style:name="P13" style:family="paragraph" style:parent-style-name="Code">
      <style:text-properties fo:color="#f58220" fo:font-weight="bold" style:font-weight-asian="bold" style:font-weight-complex="bold"/>
    </style:style>
    <style:style style:name="P14" style:family="paragraph" style:parent-style-name="Code">
      <style:text-properties fo:font-size="7pt" style:font-size-asian="7pt" style:font-size-complex="7pt"/>
    </style:style>
    <style:style style:name="P15" style:family="paragraph" style:parent-style-name="Code"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18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19" style:family="paragraph" style:parent-style-name="Table_20_Contents">
      <style:text-properties officeooo:rsid="015ace25" officeooo:paragraph-rsid="015ace25"/>
    </style:style>
    <style:style style:name="P20" style:family="paragraph" style:parent-style-name="Table_20_Contents">
      <style:text-properties officeooo:rsid="015bccd4" officeooo:paragraph-rsid="015bccd4"/>
    </style:style>
    <style:style style:name="P21" style:family="paragraph" style:parent-style-name="Table_20_Contents">
      <style:text-properties officeooo:rsid="0155905b" officeooo:paragraph-rsid="0155905b"/>
    </style:style>
    <style:style style:name="P22" style:family="paragraph" style:parent-style-name="Table_20_Contents">
      <style:text-properties officeooo:rsid="0155905b" officeooo:paragraph-rsid="015a3405"/>
    </style:style>
    <style:style style:name="P23" style:family="paragraph" style:parent-style-name="Table_20_Contents">
      <style:text-properties officeooo:rsid="0160b3b3" officeooo:paragraph-rsid="0160b3b3"/>
    </style:style>
    <style:style style:name="P24" style:family="paragraph" style:parent-style-name="Table_20_Contents">
      <style:text-properties officeooo:rsid="0160f535" officeooo:paragraph-rsid="0160f535"/>
    </style:style>
    <style:style style:name="P25" style:family="paragraph" style:parent-style-name="Table_20_Contents">
      <style:text-properties officeooo:rsid="0160f535" officeooo:paragraph-rsid="0162e099"/>
    </style:style>
    <style:style style:name="P26" style:family="paragraph" style:parent-style-name="Table_20_Contents">
      <style:text-properties officeooo:rsid="01638f1b" officeooo:paragraph-rsid="01638f1b"/>
    </style:style>
    <style:style style:name="P27" style:family="paragraph" style:parent-style-name="Table_20_Contents">
      <style:text-properties officeooo:rsid="016661cc" officeooo:paragraph-rsid="016661cc"/>
    </style:style>
    <style:style style:name="P28" style:family="paragraph" style:parent-style-name="Table_20_Contents">
      <style:text-properties officeooo:rsid="0166ebaf" officeooo:paragraph-rsid="0166ebaf"/>
    </style:style>
    <style:style style:name="P29" style:family="paragraph" style:parent-style-name="Table_20_Contents">
      <style:text-properties officeooo:rsid="0169e1a2" officeooo:paragraph-rsid="0169e1a2"/>
    </style:style>
    <style:style style:name="P30" style:family="paragraph" style:parent-style-name="Table_20_Contents">
      <style:text-properties officeooo:rsid="016a444b" officeooo:paragraph-rsid="016a444b"/>
    </style:style>
    <style:style style:name="P31" style:family="paragraph" style:parent-style-name="Table_20_Contents">
      <style:text-properties officeooo:paragraph-rsid="0160f535"/>
    </style:style>
    <style:style style:name="P32" style:family="paragraph" style:parent-style-name="Table_20_Contents">
      <style:text-properties officeooo:rsid="016c2c77" officeooo:paragraph-rsid="016c2c77"/>
    </style:style>
    <style:style style:name="P33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36" style:family="paragraph" style:parent-style-name="Table_20_Heading">
      <style:text-properties officeooo:paragraph-rsid="0160f535"/>
    </style:style>
    <style:style style:name="P37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38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39" style:family="paragraph" style:parent-style-name="Text_20_body">
      <style:text-properties officeooo:rsid="016bab82" officeooo:paragraph-rsid="016bab82"/>
    </style:style>
    <style:style style:name="P40" style:family="paragraph" style:parent-style-name="Table_20_Contents">
      <style:text-properties officeooo:rsid="016e24c1" officeooo:paragraph-rsid="016e24c1"/>
    </style:style>
    <style:style style:name="P41" style:family="paragraph" style:parent-style-name="Table_20_Contents">
      <style:text-properties officeooo:rsid="016fd3e2" officeooo:paragraph-rsid="016fd3e2"/>
    </style:style>
    <style:style style:name="P42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43" style:family="paragraph" style:parent-style-name="Table_20_Contents">
      <style:text-properties officeooo:paragraph-rsid="016fd3e2"/>
    </style:style>
    <style:style style:name="P44" style:family="paragraph" style:parent-style-name="Heading_20_1">
      <style:text-properties officeooo:rsid="0160f535" officeooo:paragraph-rsid="0160f535"/>
    </style:style>
    <style:style style:name="P45" style:family="paragraph" style:parent-style-name="Heading_20_1">
      <style:text-properties officeooo:rsid="01512302" officeooo:paragraph-rsid="0160f535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Code">
      <style:text-properties officeooo:paragraph-rsid="0175f531"/>
    </style:style>
    <style:style style:name="P48" style:family="paragraph" style:parent-style-name="Code">
      <style:text-properties officeooo:paragraph-rsid="0177d91d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f58220" fo:font-weight="bold" style:font-weight-asian="bold" style:font-weight-complex="bold"/>
    </style:style>
    <style:style style:name="T9" style:family="text">
      <style:text-properties officeooo:rsid="015444c5"/>
    </style:style>
    <style:style style:name="T10" style:family="text">
      <style:text-properties officeooo:rsid="0156127f"/>
    </style:style>
    <style:style style:name="T11" style:family="text">
      <style:text-properties officeooo:rsid="0160f535"/>
    </style:style>
    <style:style style:name="T12" style:family="text">
      <style:text-properties officeooo:rsid="0162e09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6897c0"/>
    </style:style>
    <style:style style:name="T15" style:family="text">
      <style:text-properties officeooo:rsid="017083dc"/>
    </style:style>
    <style:style style:name="T16" style:family="text">
      <style:text-properties officeooo:rsid="01718045"/>
    </style:style>
    <style:style style:name="T17" style:family="text">
      <style:text-properties officeooo:rsid="01747de2"/>
    </style:style>
    <style:style style:name="T18" style:family="text">
      <style:text-properties officeooo:rsid="017700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44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6">A <text:span text:style-name="T11">tester</text:span></text:p>
          </table:table-cell>
          <table:table-cell table:style-name="Tableau2.A1" office:value-type="string">
            <text:p text:style-name="P35">Fait le</text:p>
          </table:table-cell>
          <table:table-cell table:style-name="Tableau2.C1" office:value-type="string">
            <text:p text:style-name="P37">Commentaire</text:p>
          </table:table-cell>
        </table:table-row>
        <table:table-row>
          <table:table-cell table:style-name="Tableau2.A2" office:value-type="string">
            <text:p text:style-name="P24"><text:span text:style-name="T12">Ventes / </text:span>BL manuel/<text:span text:style-name="T12">Transport / BL Manuel</text:span>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25"><text:span text:style-name="T12">Ventes / </text:span>BL manuel/<text:span text:style-name="T12">Transport / </text:span>Demande de transport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32">Gestion product_ul et product_packgaging</text:p>
          </table:table-cell>
          <table:table-cell table:style-name="Tableau2.A2" office:value-type="string">
            <text:p text:style-name="P33">26/10/22</text:p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31"/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0">Revoir toutes les « ir.actions.server » (en commentaire pour le moment)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0"><text:span text:style-name="T15">Revoir « </text:span>_defaults » <text:span text:style-name="T15">partout car n’est plus utilisé avec Odoo 16</text:span>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1">Tarif commercial : Revoir le code python (create, write, copy...)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3"><text:span text:style-name="T16">copy_other_database à revoir partout</text:span></text:p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17"/>
          </table:table-cell>
          <table:table-cell table:style-name="Tableau2.C2" office:value-type="string">
            <text:p text:style-name="P17"/>
          </table:table-cell>
        </table:table-row>
      </table:table>
      <text:h text:style-name="P45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34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9">s</text:span> champ<text:span text:style-name="T9">s</text:span> "supplier" <text:span text:style-name="T9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1">Action à revoir : </text:p>
            <text:p text:style-name="Code">actualiser_chef_de_projet_action_server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16"/>
          </table:table-cell>
        </table:table-row>
        <text:soft-page-break/>
        <table:table-row>
          <table:table-cell table:style-name="Tableau1.A2" office:value-type="string">
            <text:p text:style-name="P22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19">J’ai ajouté un try pour éviter l’erreur sur company_id</text:p>
          </table:table-cell>
          <table:table-cell table:style-name="Tableau1.B2" office:value-type="string">
            <text:p text:style-name="P18">28/09/22</text:p>
          </table:table-cell>
        </table:table-row>
        <table:table-row>
          <table:table-cell table:style-name="Tableau1.A2" office:value-type="string">
            <text:p text:style-name="P20">A finaliser : </text:p>
            <text:p text:style-name="Code">product_view.xml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6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3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7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8">res_partner_view : <text:span text:style-name="T7">Encore plein de chose à revoir</text:span></text:p>
            <text:p text:style-name="P28">is_database_origine_id à <text:span text:style-name="T14">activer</text:span> sur toutes les views dans res_partner_view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7">is_bon_transfert</text:p>
            <text:p text:style-name="Code">La table product.ul pour gérer les colis n’existe plus</text:p>
            <text:p text:style-name="P14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14">-----+------------+----------------------------+------------------------+--------+--------+-------+--------+----------------------------+-----------+--------</text:p>
            <text:p text:style-name="P14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14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14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14"/>
            <text:p text:style-name="P14"/>
            <text:p text:style-name="P14"><text:s text:c="4"/>#uc_id <text:s text:c="13"/>= fields.Many2one('product.ul', 'UC' <text:s text:c="5"/>, compute='_compute', readonly=True, store=True)</text:p>
            <text:p text:style-name="P14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16"/>
          </table:table-cell>
        </table:table-row>
        <text:soft-page-break/>
        <table:table-row>
          <table:table-cell table:style-name="Tableau1.A2" office:value-type="string">
            <text:p text:style-name="P29">Liste à servir</text:p>
            <text:p text:style-name="P15">2022-10-23 14:38:35,285 6227 WARNING pg-odoo16-1 odoo.fields: Field is.liste.servir.line.uc_id with unknown comodel_name '<text:span text:style-name="T13">product.ul</text:span>' </text:p>
            <text:p text:style-name="P15">2022-10-23 14:38:35,286 6227 WARNING pg-odoo16-1 odoo.fields: Field is.liste.servir.line.um_id with unknown comodel_name 'product.ul' </text:p>
            <text:p text:style-name="P15">2022-10-23 14:38:35,286 6227 WARNING pg-odoo16-1 odoo.fields: Field is.liste.servir.uc.uc_id with unknown comodel_name 'product.ul' </text:p>
            <text:p text:style-name="P15">2022-10-23 14:38:35,286 6227 WARNING pg-odoo16-1 odoo.fields: Field is.liste.servir.uc.um_id with unknown comodel_name 'product.ul' </text:p>
            <text:p text:style-name="P15">2022-10-23 14:38:35,286 6227 WARNING pg-odoo16-1 odoo.fields: Field is.liste.servir.um.um_id with unknown comodel_name 'product.ul' </text:p>
            <text:p text:style-name="P23"/>
            <text:p text:style-name="P30">Manque les séquences</text:p>
            <text:p text:style-name="P30">Finaliser la vue (vues des tableaux à revoir)</text:p>
          </table:table-cell>
          <table:table-cell table:style-name="Tableau1.B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16"/>
          </table:table-cell>
        </table:table-row>
      </table:table>
      <text:p text:style-name="P10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46" text:outline-level="1"><text:span text:style-name="T10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13">85/1134 <text:s text:c="3"/>account_invoice <text:s text:c="35"/>34834 <text:s text:c="12"/>50 <text:s text:c="15"/>test1 <text:s/>test2 <text:s/>test3 <text:s text:c="7"/></text:p>
      <text:p text:style-name="P13">88/1134 <text:s text:c="3"/>account_invoice_line <text:s text:c="30"/>127021 <text:s text:c="11"/>30 <text:s text:c="15"/>test1 <text:s/>test2 <text:s/>test3 <text:s text:c="7"/></text:p>
      <text:p text:style-name="P13">89/1134 <text:s text:c="3"/>account_invoice_line_tax <text:s text:c="26"/>128537 <text:s text:c="11"/>2 <text:s text:c="16"/>test1 <text:s/>test2 <text:s/>test3 <text:s text:c="7"/></text:p>
      <text:p text:style-name="P13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12">202/1134 <text:s text:c="2"/>auditlog_http_request <text:s text:c="29"/>385474 <text:s text:c="11"/>10 <text:s text:c="15"/>test1 <text:s/>test2 <text:s/>test3 <text:s text:c="7"/></text:p>
      <text:p text:style-name="P12">203/1134 <text:s text:c="2"/>auditlog_http_session <text:s text:c="29"/>10588 <text:s text:c="12"/>7 <text:s text:c="16"/>test1 <text:s/>test2 <text:s/>test3 <text:s text:c="7"/></text:p>
      <text:p text:style-name="P12">204/1134 <text:s text:c="2"/>auditlog_log <text:s text:c="38"/>255241 <text:s text:c="11"/>13 <text:s text:c="15"/>test1 <text:s/>test2 <text:s/>test3 <text:s text:c="7"/></text:p>
      <text:p text:style-name="P12">205/1134 <text:s text:c="2"/>auditlog_log_line <text:s text:c="33"/>1236468 <text:s text:c="10"/>19 <text:s text:c="15"/>test1 <text:s/>test2 <text:s/>test3 <text:s text:c="7"/></text:p>
      <text:p text:style-name="P12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12">803/1134 <text:s text:c="2"/>mrp_prevision <text:s text:c="37"/>25931 <text:s text:c="12"/>27 <text:s text:c="15"/>test1 <text:s/>test2 <text:s/>test3 <text:s text:c="7"/></text:p>
      <text:p text:style-name="P12">806/1134 <text:s text:c="2"/>mrp_product_produce <text:s text:c="31"/>39 <text:s text:c="15"/>14 <text:s text:c="15"/>test1 <text:s/>test2 <text:s/>test3 <text:s text:c="7"/></text:p>
      <text:p text:style-name="P12">807/1134 <text:s text:c="2"/>mrp_product_produce_line <text:s text:c="26"/>194 <text:s text:c="14"/>10 <text:s text:c="15"/>test1 <text:s/>test2 <text:s/>test3 <text:s text:c="7"/></text:p>
      <text:p text:style-name="P12">812/1134 <text:s text:c="2"/>mrp_production_product_line <text:s text:c="23"/>232629 <text:s text:c="11"/>13 <text:s text:c="15"/>test1 <text:s/>test2 <text:s/>test3 <text:s text:c="7"/></text:p>
      <text:p text:style-name="P12">817/1134 <text:s text:c="2"/>mrp_production_workcenter_line <text:s text:c="20"/>78193 <text:s text:c="12"/>23 <text:s text:c="15"/>test1 <text:s/>test2 <text:s/>test3 <text:s text:c="7"/></text:p>
      <text:p text:style-name="P12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12">860/1134 <text:s text:c="2"/>pricelist_partnerinfo <text:s text:c="29"/>1 <text:s text:c="16"/>9 <text:s text:c="16"/>test1 <text:s/>test2 <text:s/>test3 <text:s text:c="7"/></text:p>
      <text:p text:style-name="Code"><text:span text:style-name="T8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12">887/1134 <text:s text:c="2"/>product_price_history <text:s text:c="29"/>9070 <text:s text:c="13"/>9 <text:s text:c="16"/>test1 <text:s/>test2 <text:s/>test3 <text:s text:c="7"/></text:p>
      <text:p text:style-name="P12">889/1134 <text:s text:c="2"/>product_price_type <text:s text:c="32"/>2 <text:s text:c="16"/>9 <text:s text:c="16"/>test1 <text:s/>test2 <text:s/>test3 <text:s text:c="7"/></text:p>
      <text:p text:style-name="P12">892/1134 <text:s text:c="2"/>product_pricelist_type <text:s text:c="28"/>2 <text:s text:c="16"/>7 <text:s text:c="16"/>test1 <text:s/>test2 <text:s/>test3 <text:s text:c="7"/></text:p>
      <text:p text:style-name="P12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8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8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12">1033/1134 <text:s/>stock_incoterms <text:s text:c="35"/>27 <text:s text:c="15"/>8 <text:s text:c="16"/>test1 <text:s/>test2 <text:s/>test3 <text:s text:c="7"/></text:p>
      <text:p text:style-name="P12">1034/1134 <text:s/>stock_inventory <text:s text:c="35"/>13797 <text:s text:c="12"/>16 <text:s text:c="15"/>test1 <text:s/>test2 <text:s/>test3 <text:s text:c="7"/></text:p>
      <text:p text:style-name="P12">1039/1134 <text:s/>stock_inventory_line <text:s text:c="30"/>70577 <text:s text:c="12"/>19 <text:s text:c="15"/>test1 <text:s/>test2 <text:s/>test3 <text:s text:c="7"/></text:p>
      <text:p text:style-name="P12">1045/1134 <text:s/>stock_location_route <text:s text:c="30"/>6 <text:s text:c="16"/>15 <text:s text:c="15"/>test1 <text:s/>test2 <text:s/>test3 <text:s text:c="7"/></text:p>
      <text:p text:style-name="P12">1047/1134 <text:s/>stock_location_route_move <text:s text:c="25"/>188914 <text:s text:c="11"/>2 <text:s text:c="16"/>test1 <text:s/>test2 <text:s/>test3 <text:s text:c="7"/></text:p>
      <text:p text:style-name="P12">1055/1134 <text:s/>stock_move_operation_link <text:s text:c="25"/>194512 <text:s text:c="11"/>9 <text:s text:c="16"/>test1 <text:s/>test2 <text:s/>test3 <text:s text:c="7"/></text:p>
      <text:p text:style-name="P12">1059/1134 <text:s/>stock_pack_operation <text:s text:c="30"/>145768 <text:s text:c="11"/>21 <text:s text:c="15"/>test1 <text:s/>test2 <text:s/>test3 <text:s text:c="7"/></text:p>
      <text:p text:style-name="P12">1069/1134 <text:s/>stock_production_lot <text:s text:c="30"/>87830 <text:s text:c="12"/>11 <text:s text:c="15"/>test1 <text:s/>test2 <text:s/>test3 <text:s text:c="7"/></text:p>
      <text:p text:style-name="P12">1072/1134 <text:s/>stock_quant_move_rel <text:s text:c="30"/>2566008 <text:s text:c="10"/>2 <text:s text:c="16"/>test1 <text:s/>test2 <text:s/>test3 <text:s text:c="7"/></text:p>
      <text:p text:style-name="P12">1099/1134 <text:s/>stock_transfer_details <text:s text:c="28"/>6 <text:s text:c="16"/>9 <text:s text:c="16"/>test1 <text:s/>test2 <text:s/>test3 <text:s text:c="7"/></text:p>
      <text:p text:style-name="P12">1100/1134 <text:s/>stock_transfer_details_items <text:s text:c="22"/>20 <text:s text:c="15"/>19 <text:s text:c="15"/>test1 <text:s/>test2 <text:s/>test3 <text:s text:c="7"/></text:p>
      <text:p text:style-name="P13">1128/1134 <text:s/>wkf <text:s text:c="47"/>8 <text:s text:c="16"/>8 <text:s text:c="16"/>test1 <text:s/>test2 <text:s/>test3 <text:s text:c="7"/></text:p>
      <text:p text:style-name="P13">1129/1134 <text:s/>wkf_activity <text:s text:c="38"/>66 <text:s text:c="15"/>16 <text:s text:c="15"/>test1 <text:s/>test2 <text:s/>test3 <text:s text:c="7"/></text:p>
      <text:p text:style-name="P13">1130/1134 <text:s/>wkf_instance <text:s text:c="38"/>223939 <text:s text:c="11"/>6 <text:s text:c="16"/>test1 <text:s/>test2 <text:s/>test3 <text:s text:c="7"/></text:p>
      <text:p text:style-name="P13">1131/1134 <text:s/>wkf_transition <text:s text:c="36"/>104 <text:s text:c="14"/>13 <text:s text:c="15"/>test1 <text:s/>test2 <text:s/>test3 <text:s text:c="7"/></text:p>
      <text:p text:style-name="P13">1133/1134 <text:s/>wkf_witm_trans <text:s text:c="36"/>9684 <text:s text:c="13"/>2 <text:s text:c="16"/>test1 <text:s/>test2 <text:s/>test3 <text:s text:c="7"/></text:p>
      <text:p text:style-name="P13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46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9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46" text:outline-level="1">Fonctions json dans postgresql</text:h>
      <text:list xml:id="list2156231484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46" text:outline-level="1">product_packaging</text:h>
      <text:p text:style-name="P11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1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9</text:page-number>/<text:page-count>9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9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2-10-29T15:09:09.829146545">29/10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10-29T15:09:09.737723200</dc:date>
    <meta:print-date>2020-11-18T14:59:22.507399557</meta:print-date>
    <meta:editing-cycles>1011</meta:editing-cycles>
    <meta:editing-duration>P7DT16H13M42S</meta:editing-duration>
    <meta:document-statistic meta:table-count="5" meta:image-count="0" meta:object-count="0" meta:page-count="9" meta:paragraph-count="301" meta:word-count="1943" meta:character-count="26457" meta:non-whitespace-character-count="13317"/>
    <meta:user-defined meta:name="Info 1"/>
    <meta:user-defined meta:name="Info 2"/>
    <meta:user-defined meta:name="Info 3"/>
    <meta:user-defined meta:name="Info 4"/>
  </office:meta>
</office:document-meta>
</file>